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fill-color="#cc6633" draw:textarea-vertical-align="top"/>
    </style:style>
    <style:style style:name="gr3" style:family="graphic" style:parent-style-name="standard">
      <style:graphic-properties draw:fill-color="#00ae00" draw:textarea-vertical-align="top"/>
    </style:style>
    <style:style style:name="gr4" style:family="graphic" style:parent-style-name="standard">
      <style:graphic-properties draw:fill-color="#e6ff00" draw:textarea-vertical-align="top"/>
    </style:style>
    <style:style style:name="gr5" style:family="graphic" style:parent-style-name="standard">
      <style:graphic-properties draw:fill-color="#3deb3d" draw:textarea-vertical-align="top"/>
    </style:style>
    <style:style style:name="gr6" style:family="graphic" style:parent-style-name="standard">
      <style:graphic-properties draw:fill-color="#9999ff" draw:textarea-vertical-align="top"/>
    </style:style>
    <style:style style:name="gr7" style:family="graphic" style:parent-style-name="standard">
      <style:graphic-properties draw:fill-color="#ff3333" draw:textarea-vertical-align="top"/>
    </style:style>
    <style:style style:name="gr8" style:family="graphic" style:parent-style-name="standard">
      <style:graphic-properties draw:fill-color="#9966cc" draw:textarea-vertical-align="top"/>
    </style:style>
    <style:style style:name="gr9" style:family="graphic" style:parent-style-name="standard">
      <style:graphic-properties draw:fill-color="#ccffff" draw:textarea-vertical-align="top"/>
    </style:style>
    <style:style style:name="gr10" style:family="graphic" style:parent-style-name="standard">
      <style:graphic-properties draw:fill-color="#ff9966" draw:textarea-vertical-align="top"/>
    </style:style>
    <style:style style:name="gr11" style:family="graphic" style:parent-style-name="standard">
      <style:graphic-properties draw:fill-color="#ffff66" draw:textarea-vertical-align="top"/>
    </style:style>
    <style:style style:name="gr12" style:family="graphic" style:parent-style-name="standard">
      <style:graphic-properties draw:fill-color="#e6e64c" draw:textarea-vertical-align="top"/>
    </style:style>
    <style:style style:name="gr13" style:family="graphic" style:parent-style-name="standard">
      <style:graphic-properties draw:fill-color="#0066cc" draw:textarea-vertical-align="top"/>
    </style:style>
    <style:style style:name="gr14" style:family="graphic" style:parent-style-name="standard">
      <style:graphic-properties draw:fill-color="#ff950e" draw:textarea-vertical-align="top"/>
    </style:style>
    <style:style style:name="gr15" style:family="graphic" style:parent-style-name="standard">
      <style:graphic-properties draw:fill-color="#944794" draw:textarea-vertical-align="top"/>
    </style:style>
    <style:style style:name="gr16" style:family="graphic" style:parent-style-name="standard">
      <style:graphic-properties draw:fill-color="#00dcff" draw:textarea-vertical-align="top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75cm" fo:min-width="17.7cm"/>
    </style:style>
    <style:style style:name="gr19" style:family="graphic" style:parent-style-name="standard">
      <style:graphic-properties draw:fill-color="#83caff" draw:textarea-vertical-align="top"/>
    </style:style>
    <style:style style:name="gr20" style:family="graphic" style:parent-style-name="standard">
      <style:graphic-properties draw:fill-color="#ffffcc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4.1cm" svg:height="3.9cm" svg:x="1.9cm" svg:y="12.4cm">
            <text:p text:style-name="P1"><text:span text:style-name="T1">Instance</text:span></text:p>
          </draw:rect>
          <draw:rect draw:style-name="gr2" draw:text-style-name="P3" draw:layer="layout" svg:width="3.3cm" svg:height="0.8cm" svg:x="2.3cm" svg:y="13.2cm">
            <text:p text:style-name="P1"><text:span text:style-name="T2">Model*</text:span></text:p>
          </draw:rect>
          <draw:rect draw:style-name="gr3" draw:text-style-name="P3" draw:layer="layout" svg:width="3.3cm" svg:height="0.8cm" svg:x="2.3cm" svg:y="14.1cm">
            <text:p text:style-name="P1"><text:span text:style-name="T2">Transform</text:span></text:p>
          </draw:rect>
          <draw:rect draw:style-name="gr4" draw:text-style-name="P3" draw:layer="layout" svg:width="3.3cm" svg:height="0.8cm" svg:x="2.3cm" svg:y="15cm">
            <text:p text:style-name="P1"><text:span text:style-name="T2">Render States</text:span></text:p>
          </draw:rect>
        </draw:g>
        <draw:g>
          <draw:rect draw:style-name="gr1" draw:text-style-name="P2" draw:layer="layout" svg:width="4.1cm" svg:height="3.9cm" svg:x="1.9cm" svg:y="2.6cm">
            <text:p text:style-name="P1"><text:span text:style-name="T1">Renderer</text:span></text:p>
          </draw:rect>
          <draw:rect draw:style-name="gr5" draw:text-style-name="P2" draw:layer="layout" svg:width="2.9cm" svg:height="2.6cm" svg:x="2.3cm" svg:y="3.4cm">
            <text:p text:style-name="P1"><text:span text:style-name="T1">Scene</text:span></text:p>
          </draw:rect>
          <draw:rect draw:style-name="gr5" draw:text-style-name="P2" draw:layer="layout" svg:width="2.9cm" svg:height="2.6cm" svg:x="2.5cm" svg:y="3.6cm">
            <text:p text:style-name="P1"><text:span text:style-name="T1">Scene</text:span></text:p>
          </draw:rect>
          <draw:rect draw:style-name="gr5" draw:text-style-name="P2" draw:layer="layout" svg:width="2.9cm" svg:height="2.6cm" svg:x="2.7cm" svg:y="3.8cm">
            <text:p text:style-name="P1"><text:span text:style-name="T1">Scene</text:span></text:p>
          </draw:rect>
        </draw:g>
        <draw:g>
          <draw:rect draw:style-name="gr5" draw:text-style-name="P2" draw:layer="layout" svg:width="3.8cm" svg:height="3.9cm" svg:x="6.8cm" svg:y="2.6cm">
            <text:p text:style-name="P1"><text:span text:style-name="T1">Scene</text:span></text:p>
          </draw:rect>
          <draw:rect draw:style-name="gr4" draw:text-style-name="P3" draw:layer="layout" svg:width="2.5cm" svg:height="0.6cm" svg:x="7.4cm" svg:y="3.5cm">
            <text:p text:style-name="P1"><text:span text:style-name="T2">Render Step</text:span></text:p>
          </draw:rect>
          <draw:rect draw:style-name="gr4" draw:text-style-name="P3" draw:layer="layout" svg:width="2.5cm" svg:height="0.6cm" svg:x="7.4cm" svg:y="4.1cm">
            <text:p text:style-name="P1"><text:span text:style-name="T2">Render Step</text:span></text:p>
          </draw:rect>
          <draw:rect draw:style-name="gr4" draw:text-style-name="P3" draw:layer="layout" svg:width="2.5cm" svg:height="0.6cm" svg:x="7.4cm" svg:y="4.7cm">
            <text:p text:style-name="P1"><text:span text:style-name="T2">Render Step</text:span></text:p>
          </draw:rect>
          <draw:rect draw:style-name="gr4" draw:text-style-name="P3" draw:layer="layout" svg:width="2.5cm" svg:height="0.6cm" svg:x="7.4cm" svg:y="5.3cm">
            <text:p text:style-name="P1"><text:span text:style-name="T2">Render Step</text:span></text:p>
          </draw:rect>
        </draw:g>
        <draw:g>
          <draw:rect draw:style-name="gr4" draw:text-style-name="P2" draw:layer="layout" svg:width="4.3cm" svg:height="3.9cm" svg:x="11.6cm" svg:y="2.7cm">
            <text:p text:style-name="P1"><text:span text:style-name="T1">Render Step</text:span></text:p>
          </draw:rect>
          <draw:rect draw:style-name="gr6" draw:text-style-name="P3" draw:layer="layout" svg:width="1.7cm" svg:height="2.6cm" svg:x="11.8cm" svg:y="3.7cm">
            <text:p text:style-name="P1"><text:span text:style-name="T2">Draw</text:span></text:p>
            <text:p text:style-name="P1"><text:span text:style-name="T2">List</text:span></text:p>
          </draw:rect>
          <draw:rect draw:style-name="gr7" draw:text-style-name="P3" draw:layer="layout" svg:width="1.7cm" svg:height="1.1cm" svg:x="13.8cm" svg:y="3.7cm">
            <text:p text:style-name="P1"><text:span text:style-name="T2">Render</text:span></text:p>
            <text:p text:style-name="P1"><text:span text:style-name="T2">Target</text:span></text:p>
          </draw:rect>
          <draw:rect draw:style-name="gr8" draw:text-style-name="P3" draw:layer="layout" svg:width="1.7cm" svg:height="1.1cm" svg:x="13.8cm" svg:y="5.3cm">
            <text:p text:style-name="P1"><text:span text:style-name="T2">Render</text:span></text:p>
            <text:p text:style-name="P1"><text:span text:style-name="T2">States</text:span></text:p>
          </draw:rect>
          <draw:rect draw:style-name="gr7" draw:text-style-name="P3" draw:layer="layout" svg:width="1.7cm" svg:height="1.1cm" svg:x="13.9cm" svg:y="3.8cm">
            <text:p text:style-name="P1"><text:span text:style-name="T2">Render</text:span></text:p>
            <text:p text:style-name="P1"><text:span text:style-name="T2">Target</text:span></text:p>
          </draw:rect>
          <draw:rect draw:style-name="gr7" draw:text-style-name="P3" draw:layer="layout" svg:width="1.7cm" svg:height="1.1cm" svg:x="14cm" svg:y="3.9cm">
            <text:p text:style-name="P1"><text:span text:style-name="T2">Render</text:span></text:p>
            <text:p text:style-name="P1"><text:span text:style-name="T2">Target</text:span></text:p>
          </draw:rect>
        </draw:g>
        <draw:g>
          <draw:rect draw:style-name="gr6" draw:text-style-name="P3" draw:layer="layout" svg:width="2.5cm" svg:height="3.9cm" svg:x="16.7cm" svg:y="2.7cm">
            <text:p text:style-name="P1"><text:span text:style-name="T2">Draw List</text:span></text:p>
          </draw:rect>
          <draw:rect draw:style-name="gr9" draw:text-style-name="P4" draw:layer="layout" svg:width="2.3cm" svg:height="0.7cm" svg:x="16.8cm" svg:y="3.4cm">
            <text:p text:style-name="P1"><text:span text:style-name="T3">Draw List</text:span></text:p>
            <text:p text:style-name="P1"><text:span text:style-name="T3">Element</text:span></text:p>
          </draw:rect>
          <draw:rect draw:style-name="gr9" draw:text-style-name="P4" draw:layer="layout" svg:width="2.3cm" svg:height="0.7cm" svg:x="16.8cm" svg:y="4.1cm">
            <text:p text:style-name="P1"><text:span text:style-name="T3">Draw List</text:span></text:p>
            <text:p text:style-name="P1"><text:span text:style-name="T3">Element</text:span></text:p>
          </draw:rect>
          <draw:rect draw:style-name="gr9" draw:text-style-name="P4" draw:layer="layout" svg:width="2.3cm" svg:height="0.7cm" svg:x="16.8cm" svg:y="4.8cm">
            <text:p text:style-name="P1"><text:span text:style-name="T3">Draw List</text:span></text:p>
            <text:p text:style-name="P1"><text:span text:style-name="T3">Element</text:span></text:p>
          </draw:rect>
          <draw:rect draw:style-name="gr9" draw:text-style-name="P4" draw:layer="layout" svg:width="2.3cm" svg:height="0.7cm" svg:x="16.8cm" svg:y="5.5cm">
            <text:p text:style-name="P1"><text:span text:style-name="T3">Draw List</text:span></text:p>
            <text:p text:style-name="P1"><text:span text:style-name="T3">Element</text:span></text:p>
          </draw:rect>
        </draw:g>
        <draw:g>
          <draw:rect draw:style-name="gr9" draw:text-style-name="P3" draw:layer="layout" svg:width="2.8cm" svg:height="3.9cm" svg:x="19.9cm" svg:y="2.7cm">
            <text:p text:style-name="P1"><text:span text:style-name="T2">Draw List</text:span></text:p>
            <text:p text:style-name="P1"><text:span text:style-name="T2">Element</text:span></text:p>
          </draw:rect>
          <draw:rect draw:style-name="gr10" draw:text-style-name="P3" draw:layer="layout" svg:width="2.3cm" svg:height="0.7cm" svg:x="20.2cm" svg:y="3.9cm">
            <text:p text:style-name="P1"><text:span text:style-name="T2">Instance*</text:span></text:p>
          </draw:rect>
          <draw:rect draw:style-name="gr3" draw:text-style-name="P3" draw:layer="layout" svg:width="2.3cm" svg:height="0.7cm" svg:x="20.2cm" svg:y="4.7cm">
            <text:p text:style-name="P1"><text:span text:style-name="T2">Nugget*</text:span></text:p>
          </draw:rect>
          <draw:rect draw:style-name="gr11" draw:text-style-name="P3" draw:layer="layout" svg:width="2.3cm" svg:height="0.7cm" svg:x="20.2cm" svg:y="5.5cm">
            <text:p text:style-name="P1"><text:span text:style-name="T2">Sort key</text:span></text:p>
          </draw:rect>
        </draw:g>
        <draw:g>
          <draw:rect draw:style-name="gr1" draw:text-style-name="P2" draw:layer="layout" svg:width="4.1cm" svg:height="3.9cm" svg:x="1.9cm" svg:y="7.6cm">
            <text:p text:style-name="P1"><text:span text:style-name="T1">Model</text:span></text:p>
          </draw:rect>
          <draw:rect draw:style-name="gr12" draw:text-style-name="P3" draw:layer="layout" svg:width="3.3cm" svg:height="1.2cm" svg:x="2.3cm" svg:y="10cm">
            <text:p text:style-name="P1"><text:span text:style-name="T2">Model nugget</text:span></text:p>
            <text:p text:style-name="P1"><text:span text:style-name="T2">chain</text:span></text:p>
          </draw:rect>
          <draw:rect draw:style-name="gr13" draw:text-style-name="P3" draw:layer="layout" svg:width="3.3cm" svg:height="0.7cm" svg:x="2.3cm" svg:y="8.4cm">
            <text:p text:style-name="P1"><text:span text:style-name="T2">Geometry</text:span></text:p>
          </draw:rect>
          <draw:rect draw:style-name="gr14" draw:text-style-name="P3" draw:layer="layout" svg:width="3.3cm" svg:height="0.7cm" svg:x="2.3cm" svg:y="9.2cm">
            <text:p text:style-name="P1"><text:span text:style-name="T2">Bounding Box</text:span></text:p>
          </draw:rect>
        </draw:g>
        <draw:g>
          <draw:rect draw:style-name="gr15" draw:text-style-name="P3" draw:layer="layout" svg:width="4.2cm" svg:height="3.9cm" svg:x="6.6cm" svg:y="7.6cm">
            <text:p text:style-name="P1"><text:span text:style-name="T2">Nugget Chain</text:span></text:p>
          </draw:rect>
          <draw:rect draw:style-name="gr16" draw:text-style-name="P5" xml:id="id1" draw:id="id1" draw:layer="layout" svg:width="1.28cm" svg:height="0.6cm" svg:x="8.06cm" svg:y="8.5cm">
            <text:p text:style-name="P1"><text:span text:style-name="T4">Nugget</text:span></text:p>
          </draw:rect>
          <draw:rect draw:style-name="gr16" draw:text-style-name="P5" xml:id="id2" draw:id="id2" draw:layer="layout" svg:width="1.278cm" svg:height="0.6cm" svg:x="9.248cm" svg:y="9.4cm">
            <text:p text:style-name="P1"><text:span text:style-name="T4">Nugget</text:span></text:p>
          </draw:rect>
          <draw:rect draw:style-name="gr16" draw:text-style-name="P5" xml:id="id3" draw:id="id3" draw:layer="layout" svg:width="1.28cm" svg:height="0.6cm" svg:x="8.06cm" svg:y="10.5cm">
            <text:p text:style-name="P1"><text:span text:style-name="T4">Nugget</text:span></text:p>
          </draw:rect>
          <draw:rect draw:style-name="gr16" draw:text-style-name="P5" xml:id="id4" draw:id="id4" draw:layer="layout" svg:width="1.278cm" svg:height="0.6cm" svg:x="6.966cm" svg:y="9.4cm">
            <text:p text:style-name="P1"><text:span text:style-name="T4">Nugget</text:span></text:p>
          </draw:rect>
          <draw:connector draw:style-name="gr17" draw:text-style-name="P1" draw:layer="layout" svg:x1="9.34cm" svg:y1="8.8cm" svg:x2="9.887cm" svg:y2="9.4cm" draw:start-shape="id1" draw:start-glue-point="1" draw:end-shape="id2" draw:end-glue-point="0" svg:d="m9340 8800h547v600">
            <text:p/>
          </draw:connector>
          <draw:connector draw:style-name="gr17" draw:text-style-name="P1" draw:layer="layout" svg:x1="9.887cm" svg:y1="10cm" svg:x2="9.34cm" svg:y2="10.8cm" draw:start-shape="id2" draw:start-glue-point="2" draw:end-shape="id3" draw:end-glue-point="1" svg:d="m9887 10000v800h-547">
            <text:p/>
          </draw:connector>
          <draw:connector draw:style-name="gr17" draw:text-style-name="P1" draw:layer="layout" svg:x1="8.06cm" svg:y1="10.8cm" svg:x2="7.605cm" svg:y2="10cm" draw:start-shape="id3" draw:start-glue-point="3" draw:end-shape="id4" draw:end-glue-point="2" svg:d="m8060 10800h-455v-800">
            <text:p/>
          </draw:connector>
          <draw:connector draw:style-name="gr17" draw:text-style-name="P1" draw:layer="layout" svg:x1="7.605cm" svg:y1="9.4cm" svg:x2="8.06cm" svg:y2="8.8cm" draw:start-shape="id4" draw:start-glue-point="0" draw:end-shape="id1" draw:end-glue-point="3" svg:d="m7605 9400v-600h455">
            <text:p/>
          </draw:connector>
        </draw:g>
        <draw:g>
          <draw:rect draw:style-name="gr16" draw:text-style-name="P3" draw:layer="layout" svg:width="4cm" svg:height="3.9cm" svg:x="11.425cm" svg:y="7.55cm">
            <text:p text:style-name="P1"><text:span text:style-name="T2">Nugget</text:span></text:p>
          </draw:rect>
          <draw:rect draw:style-name="gr11" draw:text-style-name="P3" draw:layer="layout" svg:width="3.5cm" svg:height="0.65cm" svg:x="11.7cm" svg:y="10.55cm">
            <text:p text:style-name="P1"><text:span text:style-name="T2">Shader Set</text:span></text:p>
          </draw:rect>
          <draw:rect draw:style-name="gr5" draw:text-style-name="P6" draw:layer="layout" svg:width="3.475cm" svg:height="2.05cm" svg:x="11.7cm" svg:y="8.25cm">
            <text:p text:style-name="P1"><text:span text:style-name="T5">Model vi-range, topo,</text:span></text:p>
            <text:p text:style-name="P1"><text:span text:style-name="T5">prim type, textures,</text:span></text:p>
            <text:p text:style-name="P1"><text:span text:style-name="T5">render states</text:span></text:p>
          </draw:rect>
        </draw:g>
        <draw:g>
          <draw:rect draw:style-name="gr11" draw:text-style-name="P3" draw:layer="layout" svg:width="4.1cm" svg:height="3.9cm" svg:x="16.1cm" svg:y="7.6cm">
            <text:p text:style-name="P1"><text:span text:style-name="T2">Shader Set</text:span></text:p>
          </draw:rect>
          <draw:rect draw:style-name="gr6" draw:text-style-name="P3" draw:layer="layout" svg:width="3.2cm" svg:height="0.6cm" svg:x="16.6cm" svg:y="8.3cm">
            <text:p text:style-name="P1"><text:span text:style-name="T2">Shader*</text:span></text:p>
          </draw:rect>
          <draw:rect draw:style-name="gr6" draw:text-style-name="P3" draw:layer="layout" svg:width="3.2cm" svg:height="0.6cm" svg:x="16.6cm" svg:y="8.9cm">
            <text:p text:style-name="P1"><text:span text:style-name="T2">Shader*</text:span></text:p>
          </draw:rect>
          <draw:rect draw:style-name="gr6" draw:text-style-name="P3" draw:layer="layout" svg:width="3.2cm" svg:height="0.6cm" svg:x="16.6cm" svg:y="9.5cm">
            <text:p text:style-name="P1"><text:span text:style-name="T2">Shader*</text:span></text:p>
          </draw:rect>
          <draw:rect draw:style-name="gr6" draw:text-style-name="P3" draw:layer="layout" svg:width="3.2cm" svg:height="0.6cm" svg:x="16.6cm" svg:y="10.1cm">
            <text:p text:style-name="P1"><text:span text:style-name="T2">Shader*</text:span></text:p>
          </draw:rect>
        </draw:g>
        <draw:frame draw:style-name="gr18" draw:text-style-name="P7" draw:layer="layout" svg:width="21.2cm" svg:height="7.995cm" svg:x="7.3cm" svg:y="12.475cm">
          <draw:text-box>
            <text:p><text:span text:style-name="T6">Notes:</text:span></text:p>
            <text:p><text:span text:style-name="T6">- A user program creates the renderer object, one or more scenes, models, and instances.</text:span></text:p>
            <text:p><text:span text:style-name="T6">- Each scene has a public collection of render steps which callers can modify. By default each scene has a single forward render step.</text:span></text:p>
            <text:p><text:span text:style-name="T6">- Render steps are used for things like generating environment maps, shadow maps, g-buffer, and the final frame render.</text:span></text:p>
            <text:p><text:span text:style-name="T6">- All render steps have a draw list plus whatever other info they need such as intermediate render targets, results from prior render steps, etc</text:span></text:p>
            <text:p><text:span text:style-name="T6">- A draw list is a sorted collection of draw list elements which are the smallest units that can be rendered without state changes in the given render step</text:span></text:p>
            <text:p><text:span text:style-name="T6"/></text:p>
            <text:p><text:span text:style-name="T6">- A user program creates a model populating the geometry and bbox.</text:span></text:p>
            <text:p><text:span text:style-name="T6">- The user generates nuggets for the model, optionally adding extra shaders to the shader set.</text:span></text:p>
            <text:p><text:span text:style-name="T6">- Nugget creation and life times are controlled by the user.</text:span></text:p>
            <text:p><text:span text:style-name="T6"/></text:p>
            <text:p><text:span text:style-name="T6">- A user program creates one or more instances of the models.</text:span></text:p>
            <text:p><text:span text:style-name="T6">- Instances are added to a scene or to specific render steps within a scene (adding to a scene adds to all render steps)</text:span></text:p>
            <text:p><text:span text:style-name="T6">- A scene can be used in two ways, either all draw lists are reset each frame, or the caller adds and removes instances from the scene/render step from frame to frame.</text:span></text:p>
            <text:p><text:span text:style-name="T6"/></text:p>
            <text:p><text:span text:style-name="T6">- Calling Render on a scene invokes each Render Step in order (future: could run some steps in parallel..?)</text:span></text:p>
            <text:p><text:span text:style-name="T6">- The render step iterates through its draw list calling DrawIndexed for each element</text:span></text:p>
            <text:p><text:span text:style-name="T6"/></text:p>
            <text:p><text:span text:style-name="T6"/></text:p>
            <text:p><text:span text:style-name="T6"/></text:p>
          </draw:text-box>
        </draw:frame>
        <draw:g>
          <draw:rect draw:style-name="gr6" draw:text-style-name="P3" draw:layer="layout" svg:width="4.2cm" svg:height="3.9cm" svg:x="20.6cm" svg:y="7.6cm">
            <text:p text:style-name="P1"><text:span text:style-name="T2">Shader</text:span></text:p>
          </draw:rect>
          <draw:rect draw:style-name="gr19" draw:text-style-name="P3" draw:layer="layout" svg:width="3.7cm" svg:height="0.7cm" svg:x="20.9cm" svg:y="8.3cm">
            <text:p text:style-name="P1"><text:span text:style-name="T2">Type (vs,ps,gs,etc)</text:span></text:p>
          </draw:rect>
          <draw:rect draw:style-name="gr14" draw:text-style-name="P3" draw:layer="layout" svg:width="3.7cm" svg:height="0.7cm" svg:x="20.9cm" svg:y="9.2cm">
            <text:p text:style-name="P1"><text:span text:style-name="T2">Dx shader*</text:span></text:p>
          </draw:rect>
          <draw:rect draw:style-name="gr20" draw:text-style-name="P3" draw:layer="layout" svg:width="3.7cm" svg:height="1.2cm" svg:x="20.9cm" svg:y="10cm">
            <text:p text:style-name="P1"><text:span text:style-name="T2">Render states,</text:span></text:p>
            <text:p text:style-name="P1"><text:span text:style-name="T2">Shader config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7T00:22:55.80</meta:creation-date>
    <dc:date>2014-05-13T09:47:55.62</dc:date>
    <meta:editing-duration>P2DT17H52M13S</meta:editing-duration>
    <meta:editing-cycles>9</meta:editing-cycles>
    <meta:generator>OpenOffice.org/3.4.1$Win32 OpenOffice.org_project/341m1$Build-9593</meta:generator>
    <meta:document-statistic meta:object-count="65"/>
  </office:meta>
</office:document-meta>
</file>